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DisconnectEvent.SessionDisconnectEvent( Object source , Message &lt; byte [ ] &gt; message , String sessionId , CloseStatus closeStatus , @ Nullable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DisconnectEvent.getClo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DisconnectEvent.SessionDisconnectEvent( Object source , Message &lt; byte [ ] &gt; message , String sessionId , CloseStatus clos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Disconnect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DisconnectEvent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